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padding="0cm" fo:border="none"/>
      <style:text-properties loext:padding="0cm" loext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Quotations">
      <style:paragraph-properties fo:padding="0cm" fo:border="none"/>
      <style:text-properties loext:padding="0cm" loext:border="none"/>
    </style:style>
    <style:style style:name="P6" style:family="paragraph" style:parent-style-name="Standard"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queries-quality-and-percentage/" text:style-name="Internet_20_link" text:visited-style-name="Visited_20_Internet_20_Link"><text:span text:style-name="T1">1211. Queries Quality and Percentage</text:span></text:a></text:p>
      <text:section text:style-name="Sect1" text:name="headlessui-popover-button-:rb:">
        <text:p text:style-name="Standard"/>
      </text:section>
      <text:p text:style-name="P6">Easy</text:p>
      <text:p text:style-name="P6">298</text:p>
      <text:p text:style-name="P6">255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6">Companies</text:p>
      <text:p text:style-name="P6">SQL Schema</text:p>
      <text:p text:style-name="Horizontal_20_Line"/>
      <text:p text:style-name="P7"><text:span text:style-name="T1">Table: </text:span><text:span text:style-name="Source_20_Text"><text:span text:style-name="T2">Queries</text:span></text:span></text:p>
      <text:p text:style-name="P1">+-------------+---------+</text:p>
      <text:p text:style-name="P1">| Column Name | Type <text:s text:c="3"/>|</text:p>
      <text:p text:style-name="P1">+-------------+---------+</text:p>
      <text:p text:style-name="P1">| query_name <text:s/>| varchar |</text:p>
      <text:p text:style-name="P1">| result <text:s text:c="5"/>| varchar |</text:p>
      <text:p text:style-name="P1">| position <text:s text:c="3"/>| int <text:s text:c="4"/>|</text:p>
      <text:p text:style-name="P1">| rating <text:s text:c="5"/>| int <text:s text:c="4"/>|</text:p>
      <text:p text:style-name="P1">+-------------+---------+</text:p>
      <text:p text:style-name="P1">There is no primary key for this table, it may have duplicate rows.</text:p>
      <text:p text:style-name="P1">This table contains information collected from some queries on a database.</text:p>
      <text:p text:style-name="P4"><text:span text:style-name="T1">The </text:span><text:span text:style-name="Source_20_Text"><text:span text:style-name="T2">position</text:span></text:span><text:span text:style-name="T1"> column has a value from </text:span><text:span text:style-name="Strong_20_Emphasis"><text:span text:style-name="T1">1</text:span></text:span><text:span text:style-name="T1"> to </text:span><text:span text:style-name="Strong_20_Emphasis"><text:span text:style-name="T1">500</text:span></text:span><text:span text:style-name="T1">.</text:span></text:p>
      <text:p text:style-name="P3"><text:span text:style-name="T1">The </text:span><text:span text:style-name="Source_20_Text"><text:span text:style-name="T2">rating</text:span></text:span><text:span text:style-name="T1"> column has a value from </text:span><text:span text:style-name="Strong_20_Emphasis"><text:span text:style-name="T1">1</text:span></text:span><text:span text:style-name="T1"> to </text:span><text:span text:style-name="Strong_20_Emphasis"><text:span text:style-name="T1">5</text:span></text:span><text:span text:style-name="T1">. Query with </text:span><text:span text:style-name="Source_20_Text"><text:span text:style-name="T2">rating</text:span></text:span><text:span text:style-name="T1"> less than 3 is a poor query.</text:span></text:p>
      <text:p text:style-name="P8"> </text:p>
      <text:p text:style-name="P7"><text:span text:style-name="T1">We define query </text:span><text:span text:style-name="Source_20_Text"><text:span text:style-name="T2">quality</text:span></text:span><text:span text:style-name="T1"> as:</text:span></text:p>
      <text:p text:style-name="P5">The average of the ratio between query rating and its position.</text:p>
      <text:p text:style-name="P7"><text:span text:style-name="T1">We also define </text:span><text:span text:style-name="Source_20_Text"><text:span text:style-name="T2">poor query percentage</text:span></text:span><text:span text:style-name="T1"> as:</text:span></text:p>
      <text:p text:style-name="P5">The percentage of all queries with rating less than 3.</text:p>
      <text:p text:style-name="P7"><text:span text:style-name="T1">Write an SQL query to find each </text:span><text:span text:style-name="Source_20_Text"><text:span text:style-name="T2">query_name</text:span></text:span><text:span text:style-name="T1">, the </text:span><text:span text:style-name="Source_20_Text"><text:span text:style-name="T2">quality</text:span></text:span><text:span text:style-name="T1"> and </text:span><text:span text:style-name="Source_20_Text"><text:span text:style-name="T2">poor_query_percentage</text:span></text:span><text:span text:style-name="T1">.</text:span></text:p>
      <text:p text:style-name="P7"><text:span text:style-name="T1">Both </text:span><text:span text:style-name="Source_20_Text"><text:span text:style-name="T2">quality</text:span></text:span><text:span text:style-name="T1"> and </text:span><text:span text:style-name="Source_20_Text"><text:span text:style-name="T2">poor_query_percentage</text:span></text:span><text:span text:style-name="T1"> should be </text:span><text:span text:style-name="Strong_20_Emphasis"><text:span text:style-name="T1">rounded to 2 decimal places</text:span></text:span><text:span text:style-name="T1">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8">The query result format is in the following example.</text:p>
      <text:p text:style-name="P8"> </text:p>
      <text:p text:style-name="P7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1">Queries table:</text:p>
      <text:p text:style-name="P1"><text:soft-page-break/>+------------+-------------------+----------+--------+</text:p>
      <text:p text:style-name="P1">| query_name | result <text:s text:c="11"/>| position | rating |</text:p>
      <text:p text:style-name="P1">+------------+-------------------+----------+--------+</text:p>
      <text:p text:style-name="P1">| Dog <text:s text:c="7"/>| Golden Retriever <text:s/>| 1 <text:s text:c="7"/>| 5 <text:s text:c="5"/>|</text:p>
      <text:p text:style-name="P1">| Dog <text:s text:c="7"/>| German Shepherd <text:s text:c="2"/>| 2 <text:s text:c="7"/>| 5 <text:s text:c="5"/>|</text:p>
      <text:p text:style-name="P1">| Dog <text:s text:c="7"/>| Mule <text:s text:c="13"/>| 200 <text:s text:c="5"/>| 1 <text:s text:c="5"/>|</text:p>
      <text:p text:style-name="P1">| Cat <text:s text:c="7"/>| Shirazi <text:s text:c="10"/>| 5 <text:s text:c="7"/>| 2 <text:s text:c="5"/>|</text:p>
      <text:p text:style-name="P1">| Cat <text:s text:c="7"/>| Siamese <text:s text:c="10"/>| 3 <text:s text:c="7"/>| 3 <text:s text:c="5"/>|</text:p>
      <text:p text:style-name="P1">| Cat <text:s text:c="7"/>| Sphynx <text:s text:c="11"/>| 7 <text:s text:c="7"/>| 4 <text:s text:c="5"/>|</text:p>
      <text:p text:style-name="P1">+------------+-------------------+----------+--------+</text:p>
      <text:p text:style-name="P4"><text:span text:style-name="Strong_20_Emphasis"><text:span text:style-name="T1">Output:</text:span></text:span><text:span text:style-name="T1"> </text:span></text:p>
      <text:p text:style-name="P1">+------------+---------+-----------------------+</text:p>
      <text:p text:style-name="P1">| query_name | quality | poor_query_percentage |</text:p>
      <text:p text:style-name="P1">+------------+---------+-----------------------+</text:p>
      <text:p text:style-name="P1">| Dog <text:s text:c="7"/>| 2.50 <text:s text:c="3"/>| 33.33 <text:s text:c="16"/>|</text:p>
      <text:p text:style-name="P1">| Cat <text:s text:c="7"/>| 0.66 <text:s text:c="3"/>| 33.33 <text:s text:c="16"/>|</text:p>
      <text:p text:style-name="P1">+------------+---------+-----------------------+</text:p>
      <text:p text:style-name="P4"><text:span text:style-name="Strong_20_Emphasis"><text:span text:style-name="T1">Explanation:</text:span></text:span><text:span text:style-name="T1"> </text:span></text:p>
      <text:p text:style-name="P1">Dog queries quality is ((5 / 1) + (5 / 2) + (1 / 200)) / 3 = 2.50</text:p>
      <text:p text:style-name="P1">Dog queries poor_ query_percentage is (1 / 3) * 100 = 33.33</text:p>
      <text:p text:style-name="P4"/>
      <text:p text:style-name="P1">Cat queries quality equals ((2 / 5) + (3 / 3) + (4 / 7)) / 3 = 0.66</text:p>
      <text:p text:style-name="P2">Cat queries poor_ query_percentage is (1 / 3) * 100 = 33.33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0:26:58.977000000</dc:date>
    <meta:editing-duration>PT16M17S</meta:editing-duration>
    <meta:editing-cycles>1</meta:editing-cycles>
    <meta:document-statistic meta:table-count="0" meta:image-count="0" meta:object-count="0" meta:page-count="2" meta:paragraph-count="54" meta:word-count="356" meta:character-count="2119" meta:non-whitespace-character-count="1590"/>
    <meta:generator>LibreOffice/7.2.2.2$Windows_X86_64 LibreOffice_project/02b2acce88a210515b4a5bb2e46cbfb63fe97d56</meta:generator>
  </office:meta>
</office:document-meta>
</file>